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solid" style:text-position="0% 100%" style:font-name="Times New Roman"/>
    </style:style>
    <style:style style:name="T5" style:family="text">
      <style:text-properties style:text-line-through-style="solid" style:text-position="0% 100%" style:font-name="Times New Roman" style:text-underline-style="none"/>
    </style:style>
    <style:style style:name="T6" style:family="text">
      <style:text-properties style:text-line-through-style="none" style:text-position="0% 100%"/>
    </style:style>
    <style:style style:name="T7" style:family="text">
      <style:text-properties style:text-line-through-style="none" style:text-position="0% 100%" style:font-name="Times New Roman1"/>
    </style:style>
    <style:style style:name="T8" style:family="text">
      <style:text-properties style:text-line-through-style="none" style:text-position="0% 100%" style:font-name="Times New Roman"/>
    </style:style>
    <style:style style:name="T9" style:family="text">
      <style:text-properties style:text-line-through-style="none" style:text-position="0% 100%" style:font-name="Times New Roman" style:text-underline-style="solid" style:text-underline-width="auto" style:text-underline-color="font-color"/>
    </style:style>
    <style:style style:name="T10" style:family="text">
      <style:text-properties style:text-line-through-style="none" style:text-position="0% 100%" style:font-name="Times New Roman" style:text-underline-style="none"/>
    </style:style>
    <style:style style:name="T11" style:family="text">
      <style:text-properties style:font-name="Times New Roman1"/>
    </style:style>
    <style:style style:name="T12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5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God (Judaism)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0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Bachy<text:span text:style-name="T11">é</text:span><text:span text:style-name="T12"> ben Bakoda, Luzzatto, Galen, Benedict Spinoza, Judah Hallevi</text:span>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On the existence of God/</text:p>
      <text:p text:style-name="P2">No. 3<text:span text:style-name="T1">d</text:span><text:span text:style-name="T2">./</text:span></text:p>
      <text:p text:style-name="P6"/>
      <text:p text:style-name="P7">[Page 1]</text:p>
      <text:p text:style-name="P3"><text:span text:style-name="T2">Brethren. <text:s/>The question in which I have endeavoured/ to interest you of late, is of an importance so pa-/-ramount, that I deem it advisable to proceed very/ slowly in order to make it clear, while attempting/ to solve it. <text:s/>In my first lecture of the series, I made reference/ to the Atomic theory, or the idea of some Atheists/ that certain particles of matter which they consider/ to have always existed, succeeded </text:span><text:span text:style-name="T3">in</text:span><text:span text:style-name="T6"> during the </text:span><text:span text:style-name="T3">course</text:span><text:span text:style-name="T6"> lapse of untold/ ages to combine together and produce the universe. <text:s/>I/ appealed to your reason for a rejection of that </text:span><text:span text:style-name="T3">pr</text:span><text:span text:style-name="T6"> pre-/-posterous notion, and offered an illustration of my views/ as it suggested itself then to my mind. <text:s/>In the/ course of my reading I have found since, that a Rabbi/ who lived in the eleventh century of the common era refutes in nearly the/ same manner the absurd belief that the formation of/ all things </text:span><text:span text:style-name="T3">depended on</text:span><text:span text:style-name="T6"> resulted from a mutual attraction of molecules./ <text:s/>Bachy</text:span><text:span text:style-name="T7">é</text:span><text:span text:style-name="T8"> ben Bakoda was a philosopher of the Arabo-/Spanish school. <text:s/>The soul-stirring confessions which are/ a becoming appendix to his celebrated work, show him wor-/-thy of being titled "the pious;" but many of his arguments/ to prove the existence of a Creator, our dependence on a/</text:span></text:p>
      <text:p text:style-name="P8"/>
      <text:p text:style-name="P8">[Page 2]</text:p>
      <text:p text:style-name="P3"><text:span text:style-name="T8">watchful Providence, and our bounden obligations/ to bow to the will of the all-wise God are mere reproductions./ <text:s/>He doubtless possessed a full knowledge of the writings/ of his contemporaries andf </text:span><text:soft-page-break/><text:span text:style-name="T8">predecessors; </text:span><text:span text:style-name="T4">still</text:span><text:span text:style-name="T8"> nevertheless, in using/ them to a </text:span><text:span text:style-name="T4">sacred</text:span><text:span text:style-name="T8"> noble purpose, he often evinced </text:span><text:span text:style-name="T4">also</text:span><text:span text:style-name="T8"> a singular/ independence of thought. <text:s/>Explaining in the/ first treatise of his book, called "the duties of the hearts,"/ the necessity of admitting an active Intelligence in/ the creation of the world, Backy</text:span><text:span text:style-name="T7">é</text:span><text:span text:style-name="T8"> tries to elucidate/ his subject in this wise. <text:s/>A paper with rules/ drawn across symmetrically is presented to our vision./ <text:s/>On each of those lines, characters have been legibly/ traced. <text:s/>The document is altogether clear and handsomely en-/-grossed. <text:s/>Now: to hold that an inkstand was by/ accident spilt upon that same paper and thus were/ the fine lines and well shaped characters produced,/ would be too palpable an error to meet acceptance any-/where among rational beings. <text:s/>Yet, this comparison/ of the sagacious Rabbi falls far, exceedingly far/ below the point which he </text:span><text:span text:style-name="T4">seeks</text:span><text:span text:style-name="T8"> sought to illustrate. <text:s/>For,/ creation is </text:span><text:span text:style-name="T4">a</text:span><text:span text:style-name="T8"> not an infallible testimony of the existence/ of a Sovereign Intellect, simply because of its wonderful/ </text:span></text:p>
      <text:p text:style-name="P8"/>
      <text:p text:style-name="P8">[Page 3]</text:p>
      <text:p text:style-name="P3"><text:span text:style-name="T8">regularity and beauty and adaptation to the designed/ end, but, as our author himself further observes, because/ of the countless variety of objects which constitute the/ universe, and which form an unbroken chain of golden/ links. <text:s/>A thinker of our times has come, in a degree,/ nearer to the point by his illustration. <text:s/></text:span><text:span text:style-name="T4">He</text:span><text:span text:style-name="T8"> Luzzatto compares/ the belief in the creative power of atoms to that of a man/ who has before him a collection of poems, of different nature,/ and of diversified metre. <text:s/>Some lyric, others epic, and/ quite a number didactic, &amp; pastoral, but exhibiting/ withal unity in the choice language, in the lofty ideas,/ in the richly flowing versification. <text:s/>He sees that magnificent/ production and admires it, but attributes it to the chance/ that a case of printer's types fell over some sheets of paper/ and they placed themselves in the precise order which pro-/-duced that splendid collection of poems. <text:s/>Yes, dear young/ friends. <text:s/>We might more readily embrace that mad thought,/ than look up to the sky, or survey the ground and/ then say "no active intelligence has been at work in the/ construction of the universe."/</text:span></text:p>
      <text:p text:style-name="P8">I am myself a stranger to science, but without entering/</text:p>
      <text:p text:style-name="P8"/>
      <text:p text:style-name="P8">[Page 4]</text:p>
      <text:p text:style-name="P3"><text:span text:style-name="T8">its domains, we all, who have, in the least,/ considered the physical conformation of animals, must have/ felt the conviction, entertained by the Edomite of old, force/ itself into our minds. <text:s/>"Ask the beasts" says Job to one of his/ </text:span><text:span text:style-name="T4">reproaching</text:span><text:span text:style-name="T8"> upbraiding friends. <text:s/>"Ask the beasts and they shall teach thee;/ the fowls of the air and they shall tell thee; the fishes/ of the sea and they shall declare it to thee. <text:s/>Who knows not/ through all these that the hand of the Lord </text:span><text:span text:style-name="T4">wroth</text:span><text:span text:style-name="T8"> wrought it?"./ <text:s/>Mark, my friends. <text:s/>Hundreds are the species of </text:span><text:span text:style-name="T4">far</text:span><text:span text:style-name="T8"> four-footed/ creatures, but one, </text:span><text:span text:style-name="T4">nearly</text:span><text:span text:style-name="T8"> almost alike, is their organization. <text:s/>Hundreds/ are the species of birds but upon one similar plan has their or-/-ganization been drawn. <text:s/>Hundreds are the species of fish,/ but one analogous model is presented by their organi-/-zation. <text:s/></text:span><text:span text:style-name="T4">Hence</text:span><text:span text:style-name="T8"> There must have been then a preconceived/ method in their construction, there must have been will/ and wisdom and power./</text:span></text:p>
      <text:p text:style-name="P3"><text:span text:style-name="T8">But what is nearer to us than ourselves? <text:s/>We need only/ lay our hands on our hearts, feel those throbbings/ which with rapidity send a vital fluid to our whole/ frame through a marvellous[sic!] texture of arteries and/ veins; pause a moment and </text:span><text:span text:style-name="T4">ask</text:span><text:span text:style-name="T8"> inquire of our reasoning minds,/ whether insensible matter could have yeilded[sic!] such a prodigious/</text:span></text:p>
      <text:p text:style-name="P8"/>
      <text:p text:style-name="P8">[Page 5]</text:p>
      <text:p text:style-name="P3"><text:span text:style-name="T8">result. <text:s/>It is related that when/ Galen, the famous physician of Ancient Rome, was pre-/paring his medical works, </text:span><text:span text:style-name="T4">being</text:span><text:span text:style-name="T8"> he became so profoundly </text:span><text:span text:style-name="T4">being</text:span><text:span text:style-name="T8"> impressed by/ his own description of the outward and inward structure of/ man that he glowingly exclaimed, "My books will give greater glory to/ the Deity than altars reeking with incense. <text:s/>But/ in his days the English Harvey had not yet appeared to/ reveal what the position </text:span><text:span text:style-name="T4">and</text:span><text:span text:style-name="T8"> of the veins and their valves/ disclosed to his bright intellect. <text:s/>I mean, that stupendous/ arrangement by which the blood continually circulates and,/ absorbing the nutritious portions of our food sustains and/ warms our bodies to the hour of their dissolution in death./ <text:s/>Ah! </text:span><text:span text:style-name="T4">What</text:span><text:span text:style-name="T8"> </text:span><text:soft-page-break/><text:span text:style-name="T8">A noble piece of mechanism is this human/ heart, which never ceases </text:span><text:span text:style-name="T4">moving</text:span><text:span text:style-name="T8"> beating. <text:s/>A world in miniature./ <text:s/>Who set it first in motion? <text:s/>With sorrow I speak:/ It was reserved for a Jew to answer that question and others of a kindred </text:span><text:span text:style-name="T4">quest-</text:span><text:span text:style-name="T8"> character/</text:span><text:span text:style-name="T4">-tion</text:span><text:span text:style-name="T8"> by a series of wretched syllogysims[sic!]./</text:span></text:p>
      <text:p text:style-name="P8">Benedict Spinoza, born in Holland in the seventeenth/ century, has systematised[sic!] a philosophy most dangerous/ because most insidious. <text:s/>On opening his work/</text:p>
      <text:p text:style-name="P8"/>
      <text:p text:style-name="P8">[Page 6]</text:p>
      <text:p text:style-name="P3"><text:span text:style-name="T8">which he styled "Ethics," and meeting there the/ name of God with more than Biblical frequency, the/ reader is led to infer that the author recognizes every-/-where a Primary Cause worthy of our adoration. <text:s/>But/ let a single page of that volume be critically exa-/-mined, and that god, with apparent reverence so very often/ mentioned, vanishes under a </text:span><text:span text:style-name="T4">c</text:span><text:span text:style-name="T8"> mist of perplexing pre-/-mises and conclusions, to make room for Nature as self-/-creating and self-reproducing. <text:s/>For Spinoza teaches/ that all things have emanated from a substance, which/ he, for the sake of convenience, or to deceive the unwary,/ calls "God". <text:s/>That infinity of objects which constitutes/ the universe is not the effect of choice, for the original/ substance does not act from a foreknowledge of ultimate/ results, but from absolute necessity. <text:s/>Thus, to make/ the theory somewhat clearer to your understanding, I will/ say: The Sun is the source of light, but it was not/ made so designedly. <text:s/>Light became a property of its/ nature by necessity. <text:s/>Again: our eyes receive the/ </text:span><text:span text:style-name="T4">vision</text:span><text:span text:style-name="T8"> sight through a most delicate organism,/ but their shape was not formed for that purpose. <text:s/>They/ took it naturally from an undefinable necessity./</text:span></text:p>
      <text:p text:style-name="P3"><text:span text:style-name="T8"/></text:p>
      <text:p text:style-name="P3"><text:span text:style-name="T8">[Page 7]</text:span></text:p>
      <text:p text:style-name="P3"><text:span text:style-name="T8">The same has happened with regard to the construction/ of our ears by which </text:span><text:span text:style-name="T4">sounds</text:span><text:span text:style-name="T8"> the vibrating of the air strike within and we hear sounds,/ and so likewise respecting the sense of smell, conveyed/ by the olfactory nerves and enabling us to enjoy what/ gives out fragrance, and avoid offensive odors. <text:s/>All is/ the work of a Necessity, says the Dutch philosopher. <text:s/>It/ could not have possibly been otherwise, for the primitive/ substance--the God of Spinoza--has no power of will./ <text:s/>Its perfection consists in obeying its own eternal laws,/ namely, an incomprehensible necessity./</text:span></text:p>
      <text:p text:style-name="P3"><text:span text:style-name="T8">Revolting to reason as this system is, because it flatly denies a Mind that has voluntarily </text:span><text:span text:style-name="T4">pre</text:span><text:span text:style-name="T8">determined upon/ the best means conducive to the best ends, it is still more /shocking because of its baneful consequences upon the estate/ of social morality. <text:s/>There being no cause outside/ of </text:span><text:span text:style-name="T4">blind</text:span><text:span text:style-name="T8"> necessity, it follows that the sentiments of justice, of/ pity, of love, of spirituality, are not the reflection of the/ soul of the universe on our soul, but rather weaknesses/ inherent in our </text:span><text:span text:style-name="T4">nature</text:span><text:span text:style-name="T8"> flesh. <text:s/>And so does the author of/ the </text:span><text:span text:style-name="T9">Ethics</text:span><text:span text:style-name="T10"> understand those qualities, when he write: "The/ first, the only foundation of virtue, or the rule of living/ right, is the pursuit of that which is truly useful to us."/</text:span></text:p>
      <text:p text:style-name="P3"><text:span text:style-name="T10"/></text:p>
      <text:p text:style-name="P3"><text:span text:style-name="T10">[Page 8]</text:span></text:p>
      <text:p text:style-name="P3"><text:span text:style-name="T10">with him calculating reason is the highest good to/ man. <text:s/>He calls his book </text:span><text:span text:style-name="T9">morals</text:span><text:span text:style-name="T10">, and lays/ down principles of great sublimity, but their exercise is/ urged by him upon the understanding as the final issue of a/ studied egotism. <text:s/>Consistently with his philoso-/-phy, Spinoza finds it unreasonable to be moved by com-/-miseration. <text:s/>The State, he contends, rather than the indi-/-vidual ought to care for the poor and afflicted. <text:s/>Hu-/-mility he does not consider a virtue, but a reprehen-/-sible passion. <text:s/>And to that son of Israel the Jewish/ world has every motive to look with humiliation for/ another work of a destructive tendency; for his theologico-/political treatise in which the ancestral religion is exposed/ to obloquy./</text:span></text:p>
      <text:p text:style-name="P3"><text:span text:style-name="T10">I have detained you, my brethren, longer upon this point of/ my subject than I had intended, because it has become/ a fashion even among </text:span><text:span text:style-name="T5">Rabbis</text:span><text:span text:style-name="T10"> ministers on the pulpit, to sing the praises of/ Spinoza, to name him with Moses, with Maimonides, and/ Mendelssohn, as a genius shedding lustre[sic!] upon Ju-/-daism, so that some of our youths, misled by their/ guides, confound the way of truth with that of falsehood./</text:span></text:p>
      <text:p text:style-name="P3"><text:soft-page-break/><text:span text:style-name="T10"/></text:p>
      <text:p text:style-name="P3"><text:span text:style-name="T10">[Page 9]</text:span></text:p>
      <text:p text:style-name="P3"><text:span text:style-name="T10">The God of the Bible, distinct from nature, of/ which He is the architect and sole Director, becomes in/ their minds a myth. <text:s/>The God of the Bible, who created/ the </text:span><text:span text:style-name="T5">cre</text:span><text:span text:style-name="T10"> world for love, and who rejoices in the happiness/ of His creatures, is changed in their conceptions into an object/ that was, is and will ever be passive, without mind, or/ will, or choice, indifferent to the destiny of nations and/ individuals. <text:s/>To deliver you, my young friends,/ from such heresies fatal to your interests as moral &amp;/ responsible beings, and fatal to society at large, I have presented/ to view my impressions of Spinozism and its consequences./ <text:s/>I am aware that the partisans of that world-renowned Pan-/-theist, to whose memory a monument has recently been/ erected at the Hague, in Holland, charge his opponents with/ ignorance of his real meaning. <text:s/>And I confess that it cost/ me great fatigue to follow him in his philosophical wind-/-ings, but I could not mistake </text:span><text:span text:style-name="T5">see</text:span><text:span text:style-name="T10"> such expressions as/ this: "If things could have been of another nature than/ they are.....the nature of God also would have been diffe-/rent". <text:s/>Hence, God and nature are identical. <text:s/>Nor could I mis-/apprehend this axiom "The self-preservative effort is the first/ and only foundation of all virtue." <text:s/>It is clearly an insult/</text:span></text:p>
      <text:p text:style-name="P3"><text:span text:style-name="T10"/></text:p>
      <text:p text:style-name="P3"><text:span text:style-name="T10">[Page 10]</text:span></text:p>
      <text:p text:style-name="P3"><text:span text:style-name="T10">to what </text:span><text:span text:style-name="T5">must</text:span><text:span text:style-name="T10"> ennobles </text:span><text:span text:style-name="T5">on</text:span><text:span text:style-name="T10"> man; the denial of self/ for a high aim, for charity, for righteousness,/ for patriotism. <text:s/>Contrast such materialistic and/ utilitarian principles with the instruction of a philosopher/ who was a Jew, but not simply by the accident of birth./ <text:s/>He writes: A virtuous person is one who rules over/ his senses, who leads his physical mental and spiritual/ faculties aright...</text:span><text:span text:style-name="T5">He</text:span><text:span text:style-name="T10"> acting as if he were the </text:span><text:span text:style-name="T5">ruler</text:span><text:span text:style-name="T10"> general/ in chief whom all must obey. <text:s/>His limbs respond to/ the will of their guide, they are not kept back by the fear/ of suffering or less when duty calls./</text:span></text:p>
      <text:p text:style-name="P3"><text:span text:style-name="T10">My young hearers. <text:s/>I recommend you to shun the works of Spinoza, &amp; I commend to your study the/ works of Judah Hallevi, the Jewish philosopher/ and sublime poet./</text:span></text:p>
      <text:p text:style-name="P10"><text:span text:style-name="T10">This is rather a paraphrase/</text:span></text:p>
      <text:p text:style-name="P10"><text:span text:style-name="T10">&amp; not a literal quotation of a passage/</text:span></text:p>
      <text:p text:style-name="P10"><text:span text:style-name="T10">in the </text:span><text:span text:style-name="T9">Cuzari</text:span><text:span text:style-name="T10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15:30:38.48</meta:creation-date>
    <dc:date>2013-02-13T11:43:40.02</dc:date>
    <meta:editing-duration>PT47M39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92" meta:word-count="2169" meta:character-count="13318"/>
  </office:meta>
</office:document-meta>
</file>